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3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9.99mm" svg:height="89.99mm" svg:x="50.96mm" svg:y="1mm">
            <draw:object draw:notify-on-update-of-ranges="Sheet1.A1:Sheet1.A1 Sheet1.A2:Sheet1.A12 Sheet1.B1:Sheet1.B1 Sheet1.B2:Sheet1.B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t(n)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0002" calcext:value-type="float">
            <text:p>2E-0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0003" calcext:value-type="float">
            <text:p>3E-0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0008" calcext:value-type="float">
            <text:p>8E-0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006" calcext:value-type="float">
            <text:p>6E-0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053" calcext:value-type="float">
            <text:p>0.005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04658" calcext:value-type="float">
            <text:p>0.00465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405" calcext:value-type="float">
            <text:p>0.0405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2456" calcext:value-type="float">
            <text:p>0.2456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.8647" calcext:value-type="float">
            <text:p>1.8647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6.1523" calcext:value-type="float">
            <text:p>16.1523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28.2564" calcext:value-type="float">
            <text:p>128.2564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Advait Deochakke</text:p>
          </table:table-cell>
          <table:table-cell/>
        </table:table-row>
        <table:table-row table:style-name="ro1">
          <table:table-cell office:value-type="string" calcext:value-type="string">
            <text:p>20BCE1143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3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1-31T11:41:28.320000000</meta:creation-date>
    <dc:date>2022-01-31T11:45:39.308000000</dc:date>
    <meta:editing-duration>PT4M19S</meta:editing-duration>
    <meta:editing-cycles>1</meta:editing-cycles>
    <meta:document-statistic meta:table-count="1" meta:cell-count="26" meta:object-count="1"/>
    <meta:generator>LibreOffice/6.3.1.2$Windows_X86_64 LibreOffice_project/b79626edf0065ac373bd1df5c28bd630b4424273</meta:generator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4.106cm" svg:y="3.946cm" style:legend-expansion="high" chart:style-name="ch2"/>
        <chart:plot-area chart:style-name="ch3" table:cell-range-address="Sheet1.A1:Sheet1.B12" chart:data-source-has-labels="row" svg:x="0.32cm" svg:y="0.18cm" svg:width="13.466cm" svg:height="8.64cm">
          <chartooo:coordinate-region svg:x="1.333cm" svg:y="0.382cm" svg:width="12.261cm" svg:height="7.78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2:Sheet1.A12" chart:label-cell-address="Sheet1.A1:Sheet1.A1" chart:class="chart:line">
            <chart:data-point chart:repeated="11"/>
          </chart:series>
          <chart:series chart:style-name="ch7" chart:values-cell-range-address="Sheet1.B2:Sheet1.B12" chart:label-cell-address="Sheet1.B1:Sheet1.B1" chart:class="chart:line"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</text:p>
                <draw:g>
                  <svg:desc>Sheet1.A1:Sheet1.A1</svg:desc>
                </draw:g>
              </table:table-cell>
              <table:table-cell office:value-type="string">
                <text:p>t(n)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Sheet1.A2:Sheet1.A12</svg:desc>
                </draw:g>
              </table:table-cell>
              <table:table-cell office:value-type="float" office:value="0.000002">
                <text:p>0.000002</text:p>
                <draw:g>
                  <svg:desc>Sheet1.B2:Sheet1.B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0.000008">
                <text:p>0.00000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0.00006">
                <text:p>0.0000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2">
                <text:p>32</text:p>
              </table:table-cell>
              <table:table-cell office:value-type="float" office:value="0.0053">
                <text:p>0.005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4">
                <text:p>64</text:p>
              </table:table-cell>
              <table:table-cell office:value-type="float" office:value="0.004658">
                <text:p>0.00465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8">
                <text:p>128</text:p>
              </table:table-cell>
              <table:table-cell office:value-type="float" office:value="0.0405">
                <text:p>0.04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6">
                <text:p>256</text:p>
              </table:table-cell>
              <table:table-cell office:value-type="float" office:value="0.2456">
                <text:p>0.245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12">
                <text:p>512</text:p>
              </table:table-cell>
              <table:table-cell office:value-type="float" office:value="1.8647">
                <text:p>1.864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24">
                <text:p>1024</text:p>
              </table:table-cell>
              <table:table-cell office:value-type="float" office:value="16.1523">
                <text:p>16.152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48">
                <text:p>2048</text:p>
              </table:table-cell>
              <table:table-cell office:value-type="float" office:value="128.2564">
                <text:p>128.256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1.2$Windows_X86_64 LibreOffice_project/b79626edf0065ac373bd1df5c28bd630b4424273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